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erif" fo:font-size="20pt" fo:font-weight="bold" officeooo:rsid="000826b1" officeooo:paragraph-rsid="000826b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20pt" fo:font-weight="normal" officeooo:rsid="000826b1" officeooo:paragraph-rsid="000826b1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20pt" fo:font-weight="normal" officeooo:rsid="000826b1" officeooo:paragraph-rsid="0009ada2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20pt" fo:font-style="italic" fo:font-weight="normal" officeooo:rsid="000826b1" officeooo:paragraph-rsid="000826b1" style:font-size-asian="17.5pt" style:font-style-asian="italic" style:font-weight-asian="normal" style:font-size-complex="20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12pt" fo:font-weight="normal" officeooo:rsid="000826b1" officeooo:paragraph-rsid="0009ada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FreeMono" fo:font-size="20pt" fo:font-weight="normal" officeooo:rsid="000826b1" officeooo:paragraph-rsid="000826b1" style:font-size-asian="17.5pt" style:font-weight-asian="normal" style:font-size-complex="20pt" style:font-weight-complex="normal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EE3096S TUTORIAL 1</text:p>
      <text:p text:style-name="P4"><text:span text:style-name="T1">3 August 2023</text:span></text:p>
      <text:p text:style-name="P1"><text:span text:style-name="T1"/></text:p>
      <text:p text:style-name="P1"><text:span text:style-name="T1">Names and student numbers:</text:span></text:p>
      <text:p text:style-name="P1"><text:span text:style-name="T1"/></text:p>
      <text:p text:style-name="P2"><text:span text:style-name="T1">Robert Dugmore – DGMROB001</text:span></text:p>
      <text:p text:style-name="P2"><text:span text:style-name="T1">Thomas Koen – KNXTHO003</text:span></text:p>
      <text:p text:style-name="P2"><text:span text:style-name="T1"/></text:p>
      <text:p text:style-name="P3"><text:span text:style-name="T2">Github repo:</text:span></text:p>
      <text:p text:style-name="P3"><text:span text:style-name="T2"/></text:p>
      <text:p text:style-name="P5"><text:a xlink:type="simple" xlink:href="https://github.com/rothdu/EEE3096S" text:style-name="Internet_20_link" text:visited-style-name="Visited_20_Internet_20_Link"><text:span text:style-name="T1">https://github.com/rothdu/EEE3096S</text:span></text:a></text:p>
      <text:p text:style-name="P2"><text:span text:style-name="T1"/></text:p>
      <text:p text:style-name="P1"><text:span text:style-name="T1">Corrected code:</text:span></text:p>
      <text:p text:style-name="P1"><text:span text:style-name="T1"/></text:p>
      <text:p text:style-name="P6"><text:span text:style-name="T1"># include &lt;stdio.h&gt;</text:span></text:p>
      <text:p text:style-name="P6"><text:span text:style-name="T1">int main()</text:span></text:p>
      <text:p text:style-name="P6"><text:span text:style-name="T1">{</text:span></text:p>
      <text:p text:style-name="P6"><text:span text:style-name="T1"><text:s text:c="4"/>int a, b, sum;</text:span></text:p>
      <text:p text:style-name="P6"><text:span text:style-name="T1"><text:s text:c="4"/>printf("Enter a value for a: ");</text:span></text:p>
      <text:p text:style-name="P6"><text:span text:style-name="T1"><text:s text:c="4"/>scanf("%d", &amp;a);</text:span></text:p>
      <text:p text:style-name="P6"><text:span text:style-name="T1"><text:s text:c="4"/>printf("Enter a value for b: ");</text:span></text:p>
      <text:p text:style-name="P6"><text:span text:style-name="T1"><text:s text:c="4"/>scanf("%d", &amp;b);</text:span></text:p>
      <text:p text:style-name="P6"><text:span text:style-name="T1"><text:s text:c="4"/>sum = a + b;</text:span></text:p>
      <text:p text:style-name="P6"><text:span text:style-name="T1"><text:s text:c="4"/>printf("The sum of a and b is %d \n.",sum);</text:span></text:p>
      <text:p text:style-name="P6"><text:span text:style-name="T1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23:19:30.749299594</meta:creation-date>
    <dc:date>2023-08-03T23:36:32.565059461</dc:date>
    <meta:editing-duration>PT6M51S</meta:editing-duration>
    <meta:editing-cycles>1</meta:editing-cycles>
    <meta:document-statistic meta:table-count="0" meta:image-count="0" meta:object-count="0" meta:page-count="1" meta:paragraph-count="19" meta:word-count="62" meta:character-count="392" meta:non-whitespace-character-count="319"/>
    <meta:generator>LibreOffice/7.3.7.2$Linux_X86_64 LibreOffice_project/30$Build-2</meta:generator>
  </office:meta>
</office:document-meta>
</file>